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bravoplus_jan29_feb1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ce2"/>
        <table:table-column table:style-name="co4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0.9711" calcext:value-type="float">
            <text:p>570.9711</text:p>
          </table:table-cell>
          <table:table-cell office:value-type="float" office:value="294.76147" calcext:value-type="float">
            <text:p>294.76147</text:p>
          </table:table-cell>
          <table:table-cell office:value-type="float" office:value="41324.2808035837" calcext:value-type="float">
            <text:p>41324.2808035837</text:p>
          </table:table-cell>
          <table:table-cell office:value-type="float" office:value="153.032187868207" calcext:value-type="float">
            <text:p>153.03</text:p>
          </table:table-cell>
          <table:table-cell office:value-type="float" office:value="6553302947135192" calcext:value-type="float">
            <text:p>6.553E+15</text:p>
          </table:table-cell>
          <table:table-cell office:value-type="float" office:value="203.28374456307" calcext:value-type="float">
            <text:p>203.28</text:p>
          </table:table-cell>
          <table:table-cell office:value-type="float" office:value="0.529337088461724" calcext:value-type="float">
            <text:p>0.5293370884617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5.3799" calcext:value-type="float">
            <text:p>265.3799</text:p>
          </table:table-cell>
          <table:table-cell office:value-type="float" office:value="303.19467" calcext:value-type="float">
            <text:p>303.19467</text:p>
          </table:table-cell>
          <table:table-cell office:value-type="float" office:value="90190.8983526327" calcext:value-type="float">
            <text:p>90190.8983526327</text:p>
          </table:table-cell>
          <table:table-cell office:value-type="float" office:value="219.313575273496" calcext:value-type="float">
            <text:p>219.31</text:p>
          </table:table-cell>
          <table:table-cell office:value-type="float" office:value="2.5736151065357E+017" calcext:value-type="float">
            <text:p>2.574E+17</text:p>
          </table:table-cell>
          <table:table-cell office:value-type="float" office:value="300.317995385945" calcext:value-type="float">
            <text:p>300.32</text:p>
          </table:table-cell>
          <table:table-cell office:value-type="float" office:value="0.0240384265774691" calcext:value-type="float">
            <text:p>0.02403842657746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14.2405" calcext:value-type="float">
            <text:p>814.2405</text:p>
          </table:table-cell>
          <table:table-cell office:value-type="float" office:value="369.27686" calcext:value-type="float">
            <text:p>369.27686</text:p>
          </table:table-cell>
          <table:table-cell office:value-type="float" office:value="78944.9345410053" calcext:value-type="float">
            <text:p>78944.9345410053</text:p>
          </table:table-cell>
          <table:table-cell office:value-type="float" office:value="222.213723650114" calcext:value-type="float">
            <text:p>222.21</text:p>
          </table:table-cell>
          <table:table-cell office:value-type="float" office:value="4.80801789390173E+016" calcext:value-type="float">
            <text:p>4.808E+16</text:p>
          </table:table-cell>
          <table:table-cell office:value-type="float" office:value="280.97141231984" calcext:value-type="float">
            <text:p>280.97</text:p>
          </table:table-cell>
          <table:table-cell office:value-type="float" office:value="0.421451189157057" calcext:value-type="float">
            <text:p>0.42145118915705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81.59076" calcext:value-type="float">
            <text:p>681.59076</text:p>
          </table:table-cell>
          <table:table-cell office:value-type="float" office:value="357.56073" calcext:value-type="float">
            <text:p>357.56073</text:p>
          </table:table-cell>
          <table:table-cell office:value-type="float" office:value="38209.4629463549" calcext:value-type="float">
            <text:p>38209.4629463549</text:p>
          </table:table-cell>
          <table:table-cell office:value-type="float" office:value="142.067035350235" calcext:value-type="float">
            <text:p>142.07</text:p>
          </table:table-cell>
          <table:table-cell office:value-type="float" office:value="1.90107666886659E+015" calcext:value-type="float">
            <text:p>1.901E+15</text:p>
          </table:table-cell>
          <table:table-cell office:value-type="float" office:value="195.472409680637" calcext:value-type="float">
            <text:p>195.47</text:p>
          </table:table-cell>
          <table:table-cell office:value-type="float" office:value="0.704646117067687" calcext:value-type="float">
            <text:p>0.70464611706768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6.20615" calcext:value-type="float">
            <text:p>256.20615</text:p>
          </table:table-cell>
          <table:table-cell office:value-type="float" office:value="161.10178" calcext:value-type="float">
            <text:p>161.10178</text:p>
          </table:table-cell>
          <table:table-cell office:value-type="float" office:value="10590.6927520619" calcext:value-type="float">
            <text:p>10590.6927520619</text:p>
          </table:table-cell>
          <table:table-cell office:value-type="float" office:value="75.0687321272891" calcext:value-type="float">
            <text:p>75.07</text:p>
          </table:table-cell>
          <table:table-cell office:value-type="float" office:value="2.16260686706494E+016" calcext:value-type="float">
            <text:p>2.163E+16</text:p>
          </table:table-cell>
          <table:table-cell office:value-type="float" office:value="102.911091491937" calcext:value-type="float">
            <text:p>102.91</text:p>
          </table:table-cell>
          <table:table-cell office:value-type="float" office:value="0.603586442485083" calcext:value-type="float">
            <text:p>0.60358644248508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36.924" calcext:value-type="float">
            <text:p>1336.924</text:p>
          </table:table-cell>
          <table:table-cell office:value-type="float" office:value="803.45447" calcext:value-type="float">
            <text:p>803.45447</text:p>
          </table:table-cell>
          <table:table-cell office:value-type="float" office:value="141587.204515547" calcext:value-type="float">
            <text:p>141587.204515547</text:p>
          </table:table-cell>
          <table:table-cell office:value-type="float" office:value="282.637384314666" calcext:value-type="float">
            <text:p>282.64</text:p>
          </table:table-cell>
          <table:table-cell office:value-type="float" office:value="7.80743131500883E+016" calcext:value-type="float">
            <text:p>7.807E+16</text:p>
          </table:table-cell>
          <table:table-cell office:value-type="float" office:value="376.280752252288" calcext:value-type="float">
            <text:p>376.28</text:p>
          </table:table-cell>
          <table:table-cell office:value-type="float" office:value="0.781781117695774" calcext:value-type="float">
            <text:p>0.78178111769577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40.0085" calcext:value-type="float">
            <text:p>2140.0085</text:p>
          </table:table-cell>
          <table:table-cell office:value-type="float" office:value="1196.348" calcext:value-type="float">
            <text:p>1196.348</text:p>
          </table:table-cell>
          <table:table-cell office:value-type="float" office:value="154713.629968033" calcext:value-type="float">
            <text:p>154713.629968033</text:p>
          </table:table-cell>
          <table:table-cell office:value-type="float" office:value="301.547045294696" calcext:value-type="float">
            <text:p>301.55</text:p>
          </table:table-cell>
          <table:table-cell office:value-type="float" office:value="327186578661848" calcext:value-type="float">
            <text:p>3.272E+14</text:p>
          </table:table-cell>
          <table:table-cell office:value-type="float" office:value="393.336535257066" calcext:value-type="float">
            <text:p>393.34</text:p>
          </table:table-cell>
          <table:table-cell office:value-type="float" office:value="0.891991583365106" calcext:value-type="float">
            <text:p>0.89199158336510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04.2895" calcext:value-type="float">
            <text:p>1004.2895</text:p>
          </table:table-cell>
          <table:table-cell office:value-type="float" office:value="485.74057" calcext:value-type="float">
            <text:p>485.74057</text:p>
          </table:table-cell>
          <table:table-cell office:value-type="float" office:value="63686.7157194935" calcext:value-type="float">
            <text:p>63686.7157194935</text:p>
          </table:table-cell>
          <table:table-cell office:value-type="float" office:value="187.680350580658" calcext:value-type="float">
            <text:p>187.68</text:p>
          </table:table-cell>
          <table:table-cell office:value-type="float" office:value="1.7485337042929E+015" calcext:value-type="float">
            <text:p>1.749E+15</text:p>
          </table:table-cell>
          <table:table-cell office:value-type="float" office:value="252.362270792394" calcext:value-type="float">
            <text:p>252.36</text:p>
          </table:table-cell>
          <table:table-cell office:value-type="float" office:value="0.730434878576141" calcext:value-type="float">
            <text:p>0.73043487857614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94.6537" calcext:value-type="float">
            <text:p>1694.6537</text:p>
          </table:table-cell>
          <table:table-cell office:value-type="float" office:value="796.64056" calcext:value-type="float">
            <text:p>796.64056</text:p>
          </table:table-cell>
          <table:table-cell office:value-type="float" office:value="151877.162155383" calcext:value-type="float">
            <text:p>151877.162155383</text:p>
          </table:table-cell>
          <table:table-cell office:value-type="float" office:value="305.735280925326" calcext:value-type="float">
            <text:p>305.74</text:p>
          </table:table-cell>
          <table:table-cell office:value-type="float" office:value="3.45969252123496E+016" calcext:value-type="float">
            <text:p>3.460E+16</text:p>
          </table:table-cell>
          <table:table-cell office:value-type="float" office:value="389.714205739774" calcext:value-type="float">
            <text:p>389.71</text:p>
          </table:table-cell>
          <table:table-cell office:value-type="float" office:value="0.76085955772341" calcext:value-type="float">
            <text:p>0.7608595577234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28.3558" calcext:value-type="float">
            <text:p>1128.3558</text:p>
          </table:table-cell>
          <table:table-cell office:value-type="float" office:value="584.12195" calcext:value-type="float">
            <text:p>584.12195</text:p>
          </table:table-cell>
          <table:table-cell office:value-type="float" office:value="101102.469209825" calcext:value-type="float">
            <text:p>101102.469209825</text:p>
          </table:table-cell>
          <table:table-cell office:value-type="float" office:value="232.515587841887" calcext:value-type="float">
            <text:p>232.52</text:p>
          </table:table-cell>
          <table:table-cell office:value-type="float" office:value="6786238243766621" calcext:value-type="float">
            <text:p>6.786E+15</text:p>
          </table:table-cell>
          <table:table-cell office:value-type="float" office:value="317.966144754163" calcext:value-type="float">
            <text:p>317.97</text:p>
          </table:table-cell>
          <table:table-cell office:value-type="float" office:value="0.705039787376316" calcext:value-type="float">
            <text:p>0.70503978737631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22.9302" calcext:value-type="float">
            <text:p>1322.9302</text:p>
          </table:table-cell>
          <table:table-cell office:value-type="float" office:value="716.7942" calcext:value-type="float">
            <text:p>716.7942</text:p>
          </table:table-cell>
          <table:table-cell office:value-type="float" office:value="124767.679931637" calcext:value-type="float">
            <text:p>124767.679931637</text:p>
          </table:table-cell>
          <table:table-cell office:value-type="float" office:value="273.250832765589" calcext:value-type="float">
            <text:p>273.25</text:p>
          </table:table-cell>
          <table:table-cell office:value-type="float" office:value="1.12014021000864E+017" calcext:value-type="float">
            <text:p>1.120E+17</text:p>
          </table:table-cell>
          <table:table-cell office:value-type="float" office:value="353.22468760215" calcext:value-type="float">
            <text:p>353.22</text:p>
          </table:table-cell>
          <table:table-cell office:value-type="float" office:value="0.758066112802676" calcext:value-type="float">
            <text:p>0.758066112802676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111.2839" calcext:value-type="float">
            <text:p>1111.2839</text:p>
          </table:table-cell>
          <table:table-cell office:value-type="float" office:value="441.72824" calcext:value-type="float">
            <text:p>441.72824</text:p>
          </table:table-cell>
          <table:table-cell office:value-type="float" office:value="111283.757602457" calcext:value-type="float">
            <text:p>111283.757602457</text:p>
          </table:table-cell>
          <table:table-cell office:value-type="float" office:value="248.538731476325" calcext:value-type="float">
            <text:p>248.54</text:p>
          </table:table-cell>
          <table:table-cell office:value-type="float" office:value="2.19614072331066E+015" calcext:value-type="float">
            <text:p>2.196E+15</text:p>
          </table:table-cell>
          <table:table-cell office:value-type="float" office:value="333.592202550445" calcext:value-type="float">
            <text:p>333.59</text:p>
          </table:table-cell>
          <table:table-cell office:value-type="float" office:value="0.434185764155342" calcext:value-type="float">
            <text:p>0.43418576415534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175.6112" calcext:value-type="float">
            <text:p>1175.6112</text:p>
          </table:table-cell>
          <table:table-cell office:value-type="float" office:value="542.1694" calcext:value-type="float">
            <text:p>542.1694</text:p>
          </table:table-cell>
          <table:table-cell office:value-type="float" office:value="155314.971328768" calcext:value-type="float">
            <text:p>155314.971328768</text:p>
          </table:table-cell>
          <table:table-cell office:value-type="float" office:value="300.669922121568" calcext:value-type="float">
            <text:p>300.67</text:p>
          </table:table-cell>
          <table:table-cell office:value-type="float" office:value="1.509227181361E+016" calcext:value-type="float">
            <text:p>1.509E+16</text:p>
          </table:table-cell>
          <table:table-cell office:value-type="float" office:value="394.100204679937" calcext:value-type="float">
            <text:p>394.10</text:p>
          </table:table-cell>
          <table:table-cell office:value-type="float" office:value="0.472198031740452" calcext:value-type="float">
            <text:p>0.47219803174045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49.6327" calcext:value-type="float">
            <text:p>1849.6327</text:p>
          </table:table-cell>
          <table:table-cell office:value-type="float" office:value="701.97485" calcext:value-type="float">
            <text:p>701.97485</text:p>
          </table:table-cell>
          <table:table-cell office:value-type="float" office:value="159092.423399067" calcext:value-type="float">
            <text:p>159092.423399067</text:p>
          </table:table-cell>
          <table:table-cell office:value-type="float" office:value="308.821750734531" calcext:value-type="float">
            <text:p>308.82</text:p>
          </table:table-cell>
          <table:table-cell office:value-type="float" office:value="2.07814493337213E+016" calcext:value-type="float">
            <text:p>2.078E+16</text:p>
          </table:table-cell>
          <table:table-cell office:value-type="float" office:value="398.863915889953" calcext:value-type="float">
            <text:p>398.86</text:p>
          </table:table-cell>
          <table:table-cell office:value-type="float" office:value="0.677206475947425" calcext:value-type="float">
            <text:p>0.6772064759474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float" office:value="1096.5769" calcext:value-type="float">
            <text:p>1096.5769</text:p>
          </table:table-cell>
          <table:table-cell office:value-type="float" office:value="553.91907" calcext:value-type="float">
            <text:p>553.91907</text:p>
          </table:table-cell>
          <table:table-cell office:value-type="float" office:value="101620.448801846" calcext:value-type="float">
            <text:p>101620.448801846</text:p>
          </table:table-cell>
          <table:table-cell office:value-type="float" office:value="232.363724308899" calcext:value-type="float">
            <text:p>232.36</text:p>
          </table:table-cell>
          <table:table-cell office:value-type="float" office:value="4.33670869742789E+016" calcext:value-type="float">
            <text:p>4.337E+16</text:p>
          </table:table-cell>
          <table:table-cell office:value-type="float" office:value="306.599826639971" calcext:value-type="float">
            <text:p>306.60</text:p>
          </table:table-cell>
          <table:table-cell office:value-type="float" office:value="0.606773040937976" calcext:value-type="float">
            <text:p>0.6067730409379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ndard Deviation</text:p>
          </table:table-cell>
          <table:table-cell office:value-type="float" office:value="538.77045" calcext:value-type="float">
            <text:p>538.77045</text:p>
          </table:table-cell>
          <table:table-cell office:value-type="float" office:value="261.53543" calcext:value-type="float">
            <text:p>261.53543</text:p>
          </table:table-cell>
          <table:table-cell office:value-type="float" office:value="47647.7518679546" calcext:value-type="float">
            <text:p>47647.7518679546</text:p>
          </table:table-cell>
          <table:table-cell office:value-type="float" office:value="68.972440770882" calcext:value-type="float">
            <text:p>68.97</text:p>
          </table:table-cell>
          <table:table-cell office:value-type="float" office:value="6.7233288169106E+016" calcext:value-type="float">
            <text:p>6.723E+16</text:p>
          </table:table-cell>
          <table:table-cell office:value-type="float" office:value="87.2753980580205" calcext:value-type="float">
            <text:p>87.28</text:p>
          </table:table-cell>
          <table:table-cell office:value-type="float" office:value="0.211444927875652" calcext:value-type="float">
            <text:p>0.211444927875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4:27:36.577802899</dc:date>
    <meta:editing-duration>PT48S</meta:editing-duration>
    <meta:editing-cycles>1</meta:editing-cycles>
    <meta:document-statistic meta:table-count="1" meta:cell-count="152" meta:object-count="0"/>
    <meta:generator>LibreOffice/6.4.7.2$Linux_X86_64 LibreOffice_project/40$Build-2</meta:generator>
  </office:meta>
</office:document-meta>
</file>